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62fdc" officeooo:paragraph-rsid="00062fdc"/>
    </style:style>
    <style:style style:name="P2" style:family="paragraph" style:parent-style-name="Standard">
      <style:text-properties style:font-name="Open Sans" officeooo:rsid="00081cce" officeooo:paragraph-rsid="00081cce"/>
    </style:style>
    <style:style style:name="P3" style:family="paragraph" style:parent-style-name="Standard">
      <style:text-properties style:font-name="Open Sans" officeooo:rsid="000accde" officeooo:paragraph-rsid="000accde"/>
    </style:style>
    <style:style style:name="P4" style:family="paragraph" style:parent-style-name="Standard">
      <style:text-properties style:font-name="Open Sans" officeooo:rsid="000b609a" officeooo:paragraph-rsid="000b609a"/>
    </style:style>
    <style:style style:name="P5" style:family="paragraph" style:parent-style-name="Standard">
      <style:text-properties style:font-name="Open Sans" officeooo:rsid="000b609a" officeooo:paragraph-rsid="000b609a"/>
    </style:style>
    <style:style style:name="P6" style:family="paragraph" style:parent-style-name="Standard">
      <style:text-properties style:font-name="Open Sans" officeooo:rsid="000c325b" officeooo:paragraph-rsid="000c325b"/>
    </style:style>
    <style:style style:name="P7" style:family="paragraph" style:parent-style-name="Standard">
      <style:text-properties style:font-name="Open Sans" officeooo:rsid="000deac8" officeooo:paragraph-rsid="000deac8"/>
    </style:style>
    <style:style style:name="P8" style:family="paragraph" style:parent-style-name="Standard">
      <style:text-properties style:font-name="Open Sans" officeooo:rsid="000fa8ad" officeooo:paragraph-rsid="000fa8ad"/>
    </style:style>
    <style:style style:name="T1" style:family="text">
      <style:text-properties officeooo:rsid="000b609a"/>
    </style:style>
    <style:style style:name="T2" style:family="text">
      <style:text-properties officeooo:rsid="000c325b"/>
    </style:style>
    <style:style style:name="T3" style:family="text">
      <style:text-properties officeooo:rsid="000deac8"/>
    </style:style>
    <style:style style:name="T4" style:family="text">
      <style:text-properties officeooo:rsid="000f097e"/>
    </style:style>
    <style:style style:name="T5" style:family="text">
      <style:text-properties officeooo:rsid="000fa8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planets</text:p>
      <text:p text:style-name="P1"/>
      <text:p text:style-name="P1">Track</text:p>
      <text:p text:style-name="P1">- Mass: require certain number to reach planet-hood</text:p>
      <text:p text:style-name="P1">- Neighbors: start game with quarters and each player needs to break 3 to qualify</text:p>
      <text:p text:style-name="P1"><text:tab/>- This should probably require a large mass before they can be broken</text:p>
      <text:p text:style-name="P1">- Atmosphere?</text:p>
      <text:p text:style-name="P1">- Magnetosphere</text:p>
      <text:p text:style-name="P2">- Moons</text:p>
      <text:p text:style-name="P2">- Rings</text:p>
      <text:p text:style-name="P2"/>
      <text:p text:style-name="P2">Card sections are:</text:p>
      <text:p text:style-name="P2">- <text:span text:style-name="T5">activate when drawn</text:span></text:p>
      <text:p text:style-name="P2">- <text:span text:style-name="T5">manual activation</text:span></text:p>
      <text:p text:style-name="P2">- <text:span text:style-name="T5">static set collection bonus</text:span></text:p>
      <text:p text:style-name="P2"/>
      <text:p text:style-name="P2">Effect strength is variable based on matching icons on that card</text:p>
      <text:p text:style-name="P2"/>
      <text:p text:style-name="P2">Setup includes discarding x cards to determine initial meteor / moon status between players</text:p>
      <text:p text:style-name="P2"/>
      <text:p text:style-name="P3">Setup:</text:p>
      <text:p text:style-name="P3">Shuffle each deck and deal 2 from each to each player</text:p>
      <text:p text:style-name="P3">Players activate top icon <text:span text:style-name="T1">and discard</text:span></text:p>
      <text:p text:style-name="P4">Players track mass, neighbors (3?) and magnetosphere</text:p>
      <text:p text:style-name="P4">- unlock moons (and later rings) as mass increases</text:p>
      <text:p text:style-name="P4">- Atmosphere is bonus points based on magnetosphere and mass</text:p>
      <text:p text:style-name="P4"/>
      <text:p text:style-name="P6">Actions</text:p>
      <text:p text:style-name="P6">- Collide 2 asteroids into 1 plantesimal</text:p>
      <text:p text:style-name="P6">- <text:span text:style-name="T4">Split</text:span> 1 plantesimal into 2 asteroids</text:p>
      <text:p text:style-name="P6">- Impact 1 asteroid into protoplanet to gain <text:span text:style-name="T3">1</text:span> mass</text:p>
      <text:p text:style-name="P6">- Consolidate mass to gain magnetosphere</text:p>
      <text:p text:style-name="P6">- Add 1 asteroid to galaxy</text:p>
      <text:p text:style-name="P6">- <text:span text:style-name="T3">Add 1 plantesimal to galaxy</text:span></text:p>
      <text:p text:style-name="P6"/>
      <text:p text:style-name="P6">Advanced Actions</text:p>
      <text:p text:style-name="P6">- <text:span text:style-name="T3">Capture 1 plantesimal as a moon</text:span></text:p>
      <text:p text:style-name="P7">- Split 1 protoplanet into 2 plantesimals</text:p>
      <text:p text:style-name="P7">- Impact 1 plantesimal to gain 1 mass (due to burn up in atmosphere)</text:p>
      <text:p text:style-name="P7">- Shatter 1 moon into 1 ring</text:p>
      <text:p text:style-name="P7"><text:soft-page-break/>- <text:span text:style-name="T2">Attract 1 asteroid from neighbor</text:span></text:p>
      <text:p text:style-name="P7">- Attract 1 plantesimal from neighbor</text:p>
      <text:p text:style-name="P6"/>
      <text:p text:style-name="P8">Player actions</text:p>
      <text:p text:style-name="P8">- Draw 4 cards matching their face of cube</text:p>
      <text:p text:style-name="P8">- Place face-down in desired order and mark whether merging or activating</text:p>
      <text:p text:style-name="P8">- Mark uses 1 of each of top squares of cube, common to all play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04:16.231000000</meta:creation-date>
    <dc:date>2018-11-06T12:49:37.515000000</dc:date>
    <meta:editing-duration>PT47M53S</meta:editing-duration>
    <meta:editing-cycles>4</meta:editing-cycles>
    <meta:generator>LibreOffice/5.3.0.3$Windows_X86_64 LibreOffice_project/7074905676c47b82bbcfbea1aeefc84afe1c50e1</meta:generator>
    <meta:document-statistic meta:table-count="0" meta:image-count="0" meta:object-count="0" meta:page-count="2" meta:paragraph-count="39" meta:word-count="260" meta:character-count="1445" meta:non-whitespace-character-count="1223"/>
  </office:meta>
</office:document-meta>
</file>